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c8d" officeooo:paragraph-rsid="0011bc8d"/>
    </style:style>
    <style:style style:name="P2" style:family="paragraph" style:parent-style-name="Standard">
      <style:text-properties fo:font-weight="bold" officeooo:rsid="0011bc8d" officeooo:paragraph-rsid="0011bc8d" style:font-weight-asian="bold" style:font-weight-complex="bold"/>
    </style:style>
    <style:style style:name="P3" style:family="paragraph" style:parent-style-name="Standard">
      <style:text-properties fo:font-weight="bold" officeooo:rsid="0011fef2" officeooo:paragraph-rsid="0011fef2" style:font-weight-asian="bold" style:font-weight-complex="bold"/>
    </style:style>
    <style:style style:name="P4" style:family="paragraph" style:parent-style-name="Standard" style:list-style-name="L1">
      <style:text-properties officeooo:rsid="0011bc8d" officeooo:paragraph-rsid="0011bc8d"/>
    </style:style>
    <style:style style:name="P5" style:family="paragraph" style:parent-style-name="Standard" style:list-style-name="L1">
      <style:text-properties fo:font-weight="bold" officeooo:rsid="0011bc8d" officeooo:paragraph-rsid="0011bc8d" style:font-weight-asian="bold" style:font-weight-complex="bold"/>
    </style:style>
    <style:style style:name="P6" style:family="paragraph" style:parent-style-name="Standard">
      <style:text-properties fo:font-weight="bold" officeooo:rsid="0011fef2" officeooo:paragraph-rsid="0011fef2" style:font-weight-asian="bold" style:font-weight-complex="bold"/>
    </style:style>
    <style:style style:name="P7" style:family="paragraph" style:parent-style-name="Standard">
      <style:text-properties fo:font-weight="bold" officeooo:rsid="001328bd" officeooo:paragraph-rsid="001328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s required:</text:p>
      <text:list xml:id="list2407432304" text:style-name="L1">
        <text:list-item>
          <text:p text:style-name="P4"><text:span text:style-name="T1">lcd touch screen</text:span> (<text:a xlink:type="simple" xlink:href="https://bachao.pk/product/3-5-inch-raspberry-pi-4-model-b-touch-screen-480-320-tft-lcd-display-with-touch-pen-abs-case-support-raspberry-pi-4-3-4b-3b-3b-" text:style-name="Internet_20_link" text:visited-style-name="Visited_20_Internet_20_Link">https://bachao.pk/product/3-5-inch-raspberry-pi-4-model-b-touch-screen-480-320-tft-lcd-display-with-touch-pen-abs-case-support-raspberry-pi-4-3-4b-3b-3b-</text:a>)</text:p>
        </text:list-item>
        <text:list-item>
          <text:p text:style-name="P4"><text:span text:style-name="T1">Mini speaker</text:span> </text:p>
        </text:list-item>
        <text:list-item>
          <text:p text:style-name="P4"><text:span text:style-name="T1">CAMERA</text:span>(<text:a xlink:type="simple" xlink:href="https://www.daraz.pk/products/5mp-raspberry-pi-camera-module-v13-i203164330.html" text:style-name="Internet_20_link" text:visited-style-name="Visited_20_Internet_20_Link">https://www.daraz.pk/products/5mp-raspberry-pi-camera-module-v13-i203164330.html</text:a>)</text:p>
        </text:list-item>
        <text:list-item>
          <text:p text:style-name="P5">RASBERRY PI 3B CASE</text:p>
        </text:list-item>
      </text:list>
      <text:p text:style-name="P2"/>
      <text:p text:style-name="P3">TUTORIAL </text:p>
      <text:p text:style-name="P3">SETUP</text:p>
      <text:p text:style-name="P3"><text:a xlink:type="simple" xlink:href="https://www.youtube.com/watch?v=GtMvlM1CSbU" text:style-name="Internet_20_link" text:visited-style-name="Visited_20_Internet_20_Link">https://www.youtube.com/watch?v=GtMvlM1CSbU</text:a></text:p>
      <text:p text:style-name="P3"/>
      <text:p text:style-name="P3">CONNECT LCD :</text:p>
      <text:p text:style-name="P3"><text:a xlink:type="simple" xlink:href="https://www.youtube.com/watch?v=Fj3wq98pd20" text:style-name="Internet_20_link" text:visited-style-name="Visited_20_Internet_20_Link">https://www.youtube.com/watch?v=Fj3wq98pd20</text:a></text:p>
      <text:p text:style-name="P3"/>
      <text:p text:style-name="P7">Gui building with the help of Pysimplegui</text:p>
      <text:p text:style-name="P7"><text:a xlink:type="simple" xlink:href="https://www.youtube.com/watch?v=-_z2RPAH0Qk" text:style-name="Internet_20_link" text:visited-style-name="Visited_20_Internet_20_Link">https://www.youtube.com/watch?v=-_z2RPAH0Qk</text:a></text:p>
      <text:p text:style-name="P7"/>
      <text:p text:style-name="P7">With the help of subprocess module import different modules.</text:p>
      <text:p text:style-name="P7"><text:a xlink:type="simple" xlink:href="https://www.youtube.com/watch?v=AAfy0-AWg-A" text:style-name="Internet_20_link" text:visited-style-name="Visited_20_Internet_20_Link">https://www.youtube.com/watch?v=AAfy0-AWg-A</text:a>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22:16:12.396181587</meta:creation-date>
    <dc:date>2022-03-17T23:14:19.729096664</dc:date>
    <meta:editing-duration>PT2H57M29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14" meta:word-count="42" meta:character-count="616" meta:non-whitespace-character-count="590"/>
  </office:meta>
</office:document-meta>
</file>